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37eb9" officeooo:paragraph-rsid="00137eb9"/>
    </style:style>
  </office:automatic-styles>
  <office:body>
    <office:text>
      <office:forms form:automatic-focus="false" form:apply-design-mode="false"/>
      <text:tracked-changes text:track-changes="false">
        <text:changed-region xml:id="ct93898840301488" text:id="ct93898840301488">
          <text:insertion>
            <office:change-info>
              <dc:creator>Gaetan Delannay</dc:creator>
              <dc:date>2008-01-24T07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cal styles ma<office:annotation loext:resolved="false"><dc:date>2008-01-24T00:00:00</dc:date><text:p>do text</text:p><text:p>from xhtml(dummy.getAt1(), stylesMapping='Hello')</text:p></office:annotation>pping is not a dict. <text:change-start text:change-id="ct93898840301488"/>xhtml(dummy.getAt1(), stylesMapping='Hello')<text:change-end text:change-id="ct93898840301488"/> </text:p>
      <text:p text:style-name="Standard"/>
      <text:h text:style-name="Heading_20_1" text:outline-level="1">Styles mappin<office:annotation loext:resolved="false"><dc:date>2008-01-24T00:00:00</dc:date><text:p>do title</text:p><text:p>from xhtml(dummy.getAt1(), stylesMapping={'h1':-98})</text:p></office:annotation>g has a key which is not a string.</text:h>
      <text:h text:style-name="Heading_20_1" text:outline-level="1">I am in a title but the<office:annotation loext:resolved="false"><dc:date>2008-01-24T00:00:00</dc:date><text:p>do text</text:p><text:p>from xhtml(dummy.getAt1(), stylesMapping={'h1':-98})</text:p></office:annotation> note says “do text...”</text:h>
      <text:p text:style-name="Text_20_body">Bla.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Heading_20_4" text:outline-level="4">Title 4</text:h>
      <text:h text:style-name="Heading_20_5" text:outline-level="5">Title 5</text:h>
      <text:p text:style-name="Text_20_body">I put those titles there, else, OO does not include those style definitions in the saved file.</text:p>
      <text:p text:style-name="P1"><office:annotation loext:resolved="false"><dc:creator>Unknown Author</dc:creator><dc:date>2024-04-22T15:49:03.164034829</dc:date><text:p text:style-name="Comment">do text</text:p><text:p text:style-name="Comment">from xhtml(cssErrors)</text:p></office:annotation>Include a XHTML chunk containing CSS erro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meta:initial-creator>Gaetan Delannay</meta:initial-creator>
    <meta:creation-date>2007-08-06T12:09:45</meta:creation-date>
    <dc:date>2024-04-22T15:49:24.024968034</dc:date>
    <dc:language>en-US</dc:language>
    <meta:editing-cycles>11</meta:editing-cycles>
    <meta:editing-duration>PT1H46M37S</meta:editing-duration>
    <meta:document-statistic meta:table-count="0" meta:image-count="0" meta:object-count="0" meta:page-count="1" meta:paragraph-count="11" meta:word-count="65" meta:character-count="351" meta:non-whitespace-character-count="296"/>
    <meta:user-defined meta:name="Info 1"/>
    <meta:user-defined meta:name="Info 2"/>
    <meta:user-defined meta:name="Info 3"/>
    <meta:user-defined meta:name="Info 4"/>
  </office:meta>
</office:document-meta>
</file>